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text-properties fo:font-size="8pt" fo:font-style="italic" style:font-size-asian="8pt" style:font-style-asian="italic" style:font-size-complex="8pt" style:font-style-complex="italic"/>
    </style:style>
    <style:style style:name="P6"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P7"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text-properties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orphans="2" fo:widows="2" fo:text-indent="1.251cm" style:auto-text-indent="false"/>
      <style:text-properties fo:font-size="10.5pt" fo:background-color="#33ff99" style:font-size-asian="10.5pt" style:font-size-complex="10.5pt"/>
    </style:style>
    <style:style style:name="P35" style:family="paragraph" style:parent-style-name="Standard">
      <style:paragraph-properties fo:margin-left="0cm" fo:margin-right="0cm" fo:text-align="justify" style:justify-single-word="false" fo:orphans="2" fo:widows="2" fo:text-indent="1.251cm" style:auto-text-indent="false"/>
      <style:text-properties fo:font-size="10.5pt" fo:background-color="#ff99ff" style:font-size-asian="10.5pt"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40"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41"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42"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3"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T6" style:family="text">
      <style:text-properties fo:language="it" fo:country="IT" fo:font-weight="bold" style:language-asian="it" style:country-asian="IT" style:font-weight-asian="bold"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___</text:p>
          </table:table-cell>
          <table:table-cell table:style-name="Tabella1.A1" office:value-type="string">
            <text:p text:style-name="P11">Savona, ___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3"><text:span text:style-name="T1">Richiesta di </text:span><text:span text:style-name="T6">deroga al Regolamento Edilizio e alle norme di livello puntuale del PUC presentata </text:span><text:span text:style-name="T6">in data [data_presentazione] e recepita agli atti al prot. n° [protocollo] del [data_protocollo] </text:span><text:span text:style-name="T6">per installazione di caldaia con scarico dei fumi in facciata </text:span><text:span text:style-name="T1">presso l’immobile sito in Savona [ubicazione].</text:span></text:p>
          </table:table-cell>
        </table:table-row>
      </table:table>
      <text:p text:style-name="P31"/>
      <text:p text:style-name="P32">Con riferimento alla sopra richiamata istanza, si comunica che la Commissione Edilizia, <text:s/>ha esaminato, nella seduta del [data_rilascio_ce], la richiesta in oggetto esprimendo il seguente parere: “<text:span text:style-name="T3">favorevole</text:span> <text:s/><text:span text:style-name="T3">[prescrizioni_ce].”</text:span></text:p>
      <text:p text:style-name="P38">Con la presente si esprime pertanto l’assenso alla deroga in esame relativamente alla possibilità dello scarico dei fumi in facciata, alle condizioni indicate nella relazione tecnica a firma del [elenco_progettisti].</text:p>
      <text:p text:style-name="P33"/>
      <text:p text:style-name="P35">A tale riguardo si precisa che l’assenso alla deroga <text:span text:style-name="T1">non costituisce titolo abilitativo</text:span> per l’esecuzione delle opere per la cui realizzazione dovrà essere preventivamente presentata apposita comunicazione inizio lavori asseverata (CILA) ai sensi della normativa vigente.</text:p>
      <text:p text:style-name="P33"/>
      <text:p text:style-name="P34">Oppure </text:p>
      <text:p text:style-name="P34">Considerato che nell'unità immobiliare sono in corso opere di manutenzione straordinaria di cui alla CILA / SCIA prot. ***** <text:s/>del ******* si precisa che, ai fini della regolarità edilizia, dovrà essere depositato allo scrivente Settore il progetto dell'impianto termico prima dell'esecuzione dello stesso e che, in quanto rientranti tra quelle indicate all'art. 25 della l.r. 16/08, <text:s/>potranno essere attestate con apposito elaborato grafico ai sensi della vigente normativa in sede di comunicazione di fine lavori, oppure potrà essere presentata separata CILA contenente i necessari allegati.</text:p>
      <text:p text:style-name="P39"><text:tab/></text:p>
      <text:p text:style-name="P41">Oppure</text:p>
      <text:p text:style-name="P40"><text:soft-page-break/><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42"/>
      <text:p text:style-name="P42">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25"/>
          </table:table-cell>
          <table:table-cell table:style-name="Tabella4.A1" office:value-type="string">
            <text:p text:style-name="P27"/>
          </table:table-cell>
        </table:table-row>
        <table:table-row table:style-name="Tabella4.1">
          <table:table-cell table:style-name="Tabella4.A1" office:value-type="string">
            <text:p text:style-name="P26"/>
          </table:table-cell>
          <table:table-cell table:style-name="Tabella4.A1" office:value-type="string">
            <text:p text:style-name="P25">Il Dirigente</text:p>
            <text:p text:style-name="P25">Arch. Giovanna Macario</text:p>
          </table:table-cell>
        </table:table-row>
      </table:table>
      <text:p text:style-name="P18"/>
      <text:h text:style-name="P43"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6"/>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6"/>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4">Il Comune di Savona assume la qualifica </text:span><text:span text:style-name="T2">di titolare del trattamento dei dati personali</text:span><text:span text:style-name="T4">.</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MP6" style:family="paragraph" style:parent-style-name="Standard">
      <style:text-properties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Arch. Giovanna Macario </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364/363/359/792/291</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03T14:28:48.95</dc:date>
    <meta:print-date>2013-02-20T09:35:00</meta:print-date>
    <meta:editing-cycles>37</meta:editing-cycles>
    <meta:editing-duration>PT2H22M9S</meta:editing-duration>
    <meta:generator>OpenOffice/4.1.0$Win32 OpenOffice.org_project/410m18$Build-9764</meta:generator>
    <meta:document-statistic meta:table-count="5" meta:image-count="1" meta:object-count="0" meta:page-count="2" meta:paragraph-count="74" meta:word-count="763" meta:character-count="5723"/>
  </office:meta>
</office:document-meta>
</file>